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280pt" style:font-size-asian="280pt" style:font-size-complex="280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28pt" style:font-size-asian="24.5pt" style:font-size-complex="28pt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5"/>
          <text:p text:style-name="P4">B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5"/>
          <text:p text:style-name="P4">A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5"/>
          <text:p text:style-name="P4">D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5"/>
          <text:p text:style-name="P4">C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8M29S</meta:editing-duration>
    <meta:editing-cycles>3</meta:editing-cycles>
    <meta:generator>LibreOffice/3.4$Unix LibreOffice_project/340m1$Build-402</meta:generator>
    <dc:date>2012-01-03T11:57:29</dc:date>
    <meta:document-statistic meta:table-count="0" meta:image-count="0" meta:object-count="0" meta:page-count="1" meta:paragraph-count="28" meta:word-count="44" meta:character-count="138" meta:non-whitespace-character-count="122"/>
  </office:meta>
</office:document-meta>
</file>